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becc" officeooo:paragraph-rsid="000bbecc"/>
    </style:style>
    <style:style style:name="P2" style:family="paragraph" style:parent-style-name="Standard">
      <style:text-properties fo:font-size="15pt" fo:font-weight="bold" officeooo:rsid="000bbecc" officeooo:paragraph-rsid="000bbecc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rite a shell script to kill a unwanted process when cpu usage reaches 50% </text:p>
      <text:p text:style-name="P2"/>
      <text:p text:style-name="P1"/>
      <text:p text:style-name="P1">#!/bin/bash</text:p>
      <text:p text:style-name="P1">array=(java Smbd nmbd telnet rlogin rexec ftp automount named lpd Inetd portmap)</text:p>
      <text:p text:style-name="P1">CPU_USAGE=$(uptime | cut -d"," -f4 | cut -d":" -f2 | cut -d" " -f2 | sed -e "s/\.//g")</text:p>
      <text:p text:style-name="P1">CPU_USAGE_THRESHOLD=500</text:p>
      <text:p text:style-name="P1">CPU_USAGE_THRESHOLD1=200</text:p>
      <text:p text:style-name="P1">PROCESS=$(ps aux r)</text:p>
      <text:p text:style-name="P1">TOPPROCESS=$(ps -eo pid -eo pcpu -eo command | sort -k 2 -r | grep -v PID | head -n 1)</text:p>
      <text:p text:style-name="P1"/>
      <text:p text:style-name="P1">if [ $CPU_USAGE -gt $CPU_USAGE_THRESHOLD ] ; then</text:p>
      <text:p text:style-name="P1"><text:s text:c="2"/>killall -9 $(ps -eo pid | sort -k 1 -r | grep -v PID | head -n 1) #original</text:p>
      <text:p text:style-name="P1"><text:s text:c="2"/>killall -9 $(ps -eo pcpu | sort -k 1 -r | grep -v %CPU | head -n 1)</text:p>
      <text:p text:style-name="P1"><text:s text:c="2"/>killall -9 $TOPPROCESS</text:p>
      <text:p text:style-name="P1"><text:s text:c="2"/>echo system overloading!</text:p>
      <text:p text:style-name="P1"><text:s text:c="2"/>echo Top-most process killed $TOPPROCESS</text:p>
      <text:p text:style-name="P1"><text:s text:c="6"/>echo CPU USAGE is at $CPU_LOAD</text:p>
      <text:p text:style-name="P1">else</text:p>
      <text:p text:style-name="P1"><text:s text:c="2"/>exit 0</text:p>
      <text:p text:style-name="P1"/>
      <text:p text:style-name="P1">fi</text:p>
      <text:p text:style-name="P1"/>
      <text:p text:style-name="P1"/>
      <text:p text:style-name="P1">if [ $CPU_USAGE -gt $CPU_USAGE_THRESHOLD1 ] ;then</text:p>
      <text:p text:style-name="P1"><text:s text:c="2"/>for((i=0 ; i&lt;${#array[@]}; i++));</text:p>
      <text:p text:style-name="P1"><text:s text:c="2"/>do</text:p>
      <text:p text:style-name="P1"><text:s text:c="2"/>killall ${array[i]}</text:p>
      <text:p text:style-name="P1"><text:s text:c="2"/>echo "killing this process ${array[i]}"</text:p>
      <text:p text:style-name="P1">done</text:p>
      <text:p text:style-name="P1">fi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6:57:42.442632554</meta:creation-date>
    <dc:date>2018-03-16T17:09:52.992854694</dc:date>
    <meta:editing-duration>PT2M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157" meta:character-count="897" meta:non-whitespace-character-count="738"/>
  </office:meta>
</office:document-meta>
</file>